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c98af" officeooo:paragraph-rsid="001c98af"/>
    </style:style>
    <style:style style:name="P3" style:family="paragraph" style:parent-style-name="Standard">
      <style:paragraph-properties fo:text-align="start" style:justify-single-word="false"/>
      <style:text-properties fo:font-size="14pt" officeooo:rsid="001c98af" officeooo:paragraph-rsid="001c98af" style:font-size-asian="14pt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1c98af" officeooo:paragraph-rsid="001c98af"/>
    </style:style>
    <style:style style:name="T1" style:family="text">
      <style:text-properties officeooo:rsid="001c98af"/>
    </style:style>
    <style:style style:name="T2" style:family="text">
      <style:text-properties fo:font-weight="bold" officeooo:rsid="001c98a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c98af" style:font-weight-asian="bold" style:font-weight-complex="bold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officeooo:rsid="001c98af" style:font-size-asian="16pt" style:font-weight-asian="bold" style:font-size-complex="16pt" style:font-weight-complex="bold"/>
    </style:style>
    <style:style style:name="T7" style:family="text">
      <style:text-properties fo:font-size="13pt" style:text-underline-style="solid" style:text-underline-width="auto" style:text-underline-color="font-color" fo:font-weight="bold" style:font-size-asian="11.3500003814697pt" style:font-weight-asian="bold" style:font-size-complex="13pt" style:font-weight-complex="bold"/>
    </style:style>
    <style:style style:name="T8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7"/><text:span text:style-name="T6">Assignment – 6 </text:span></text:p>
      <text:p text:style-name="P3"><text:span text:style-name="T3">OUTPUTS:-</text:span></text:p>
      <text:p text:style-name="P2"><text:span text:style-name="T5"/></text:p>
      <text:p text:style-name="P2"><text:span text:style-name="T5">1)</text:span><text:span text:style-name="T8"> Sorting :-</text:span></text:p>
      <text:p text:style-name="P2"><text:span text:style-name="T8"><text:s/></text:span></text:p>
      <text:p text:style-name="P2"><text:span text:style-name="T8"><text:tab/>Menu</text:span></text:p>
      <text:p text:style-name="P2"><text:span text:style-name="T8"><text:tab/>*****</text:span></text:p>
      <text:p text:style-name="P2"><text:span text:style-name="T8">1 - Integer Array</text:span></text:p>
      <text:p text:style-name="P2"><text:span text:style-name="T8">2 - Double Array</text:span></text:p>
      <text:p text:style-name="P2"><text:span text:style-name="T8">3 - String Array</text:span></text:p>
      <text:p text:style-name="P2"><text:span text:style-name="T8">4 - Exit</text:span></text:p>
      <text:p text:style-name="P2"><text:span text:style-name="T8">Enter your choice: 1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Enter the size of the array: 4</text:span></text:p>
      <text:p text:style-name="P2"><text:span text:style-name="T8">Enter the elements: 69</text:span></text:p>
      <text:p text:style-name="P2"><text:span text:style-name="T8">34</text:span></text:p>
      <text:p text:style-name="P2"><text:span text:style-name="T8">7</text:span></text:p>
      <text:p text:style-name="P2"><text:span text:style-name="T8">12</text:span></text:p>
      <text:p text:style-name="P2"><text:span text:style-name="T8"><text:s/>Sorted Array: </text:span></text:p>
      <text:p text:style-name="P2"><text:span text:style-name="T8">***************</text:span></text:p>
      <text:p text:style-name="P2"><text:span text:style-name="T8">7<text:tab/></text:span></text:p>
      <text:p text:style-name="P2"><text:span text:style-name="T8">12<text:tab/></text:span></text:p>
      <text:p text:style-name="P2"><text:span text:style-name="T8">34<text:tab/></text:span></text:p>
      <text:p text:style-name="P2"><text:span text:style-name="T8">69<text:tab/>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<text:tab/>Menu</text:span></text:p>
      <text:p text:style-name="P2"><text:span text:style-name="T8"><text:tab/>*****</text:span></text:p>
      <text:p text:style-name="P2"><text:span text:style-name="T8">1 - Integer Array</text:span></text:p>
      <text:p text:style-name="P2"><text:span text:style-name="T8">2 - Double Array</text:span></text:p>
      <text:p text:style-name="P2"><text:span text:style-name="T8">3 - String Array</text:span></text:p>
      <text:p text:style-name="P2"><text:span text:style-name="T8">4 - Exit</text:span></text:p>
      <text:p text:style-name="P2"><text:span text:style-name="T8">Enter your choice: 2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Enter the size of the array: 4</text:span></text:p>
      <text:p text:style-name="P2"><text:span text:style-name="T8">Enter the elements: 89.65</text:span></text:p>
      <text:p text:style-name="P2"><text:span text:style-name="T8">12.45</text:span></text:p>
      <text:p text:style-name="P2"><text:span text:style-name="T8">57.01</text:span></text:p>
      <text:p text:style-name="P2"><text:span text:style-name="T8">34.77</text:span></text:p>
      <text:p text:style-name="P2"><text:span text:style-name="T8"><text:s/>Sorted Array: </text:span></text:p>
      <text:p text:style-name="P2"><text:span text:style-name="T8">***************</text:span></text:p>
      <text:p text:style-name="P2"><text:span text:style-name="T8">12.45<text:tab/></text:span></text:p>
      <text:p text:style-name="P2"><text:soft-page-break/><text:span text:style-name="T8">34.77<text:tab/></text:span></text:p>
      <text:p text:style-name="P2"><text:span text:style-name="T8">57.01<text:tab/></text:span></text:p>
      <text:p text:style-name="P2"><text:span text:style-name="T8">89.65<text:tab/>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<text:tab/>Menu</text:span></text:p>
      <text:p text:style-name="P2"><text:span text:style-name="T8"><text:tab/>*****</text:span></text:p>
      <text:p text:style-name="P2"><text:span text:style-name="T8">1 - Integer Array</text:span></text:p>
      <text:p text:style-name="P2"><text:span text:style-name="T8">2 - Double Array</text:span></text:p>
      <text:p text:style-name="P2"><text:span text:style-name="T8">3 - String Array</text:span></text:p>
      <text:p text:style-name="P2"><text:span text:style-name="T8">4 - Exit</text:span></text:p>
      <text:p text:style-name="P2"><text:span text:style-name="T8">Enter your choice: 3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Enter the size of the array: 4</text:span></text:p>
      <text:p text:style-name="P2"><text:span text:style-name="T8">Enter the elements: cat </text:span></text:p>
      <text:p text:style-name="P2"><text:span text:style-name="T8">sheep</text:span></text:p>
      <text:p text:style-name="P2"><text:span text:style-name="T8">bull</text:span></text:p>
      <text:p text:style-name="P2"><text:span text:style-name="T8">dog</text:span></text:p>
      <text:p text:style-name="P2"><text:span text:style-name="T8">Sorted Array: </text:span></text:p>
      <text:p text:style-name="P2"><text:span text:style-name="T8">***************</text:span></text:p>
      <text:p text:style-name="P2"><text:span text:style-name="T8">bull<text:tab/></text:span></text:p>
      <text:p text:style-name="P2"><text:span text:style-name="T8">cat<text:tab/></text:span></text:p>
      <text:p text:style-name="P2"><text:span text:style-name="T8">dog<text:tab/></text:span></text:p>
      <text:p text:style-name="P2"><text:span text:style-name="T8">sheep<text:tab/>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<text:tab/>Menu</text:span></text:p>
      <text:p text:style-name="P2"><text:span text:style-name="T8"><text:tab/>*****</text:span></text:p>
      <text:p text:style-name="P2"><text:span text:style-name="T8">1 - Integer Array</text:span></text:p>
      <text:p text:style-name="P2"><text:span text:style-name="T8">2 - Double Array</text:span></text:p>
      <text:p text:style-name="P2"><text:span text:style-name="T8">3 - String Array</text:span></text:p>
      <text:p text:style-name="P2"><text:span text:style-name="T8">4 - Exit</text:span></text:p>
      <text:p text:style-name="P2"><text:span text:style-name="T8">Enter your choice: 4</text:span></text:p>
      <text:p text:style-name="P4"><text:span text:style-name="T8"/></text:p>
      <text:p text:style-name="P2"><text:span text:style-name="T8"><text:s/></text:span></text:p>
      <text:p text:style-name="P2"><text:span text:style-name="T8"/></text:p>
      <text:p text:style-name="P2"><text:span text:style-name="T8">2) STACK :-</text:span></text:p>
      <text:p text:style-name="P2"><text:span text:style-name="T8"/></text:p>
      <text:p text:style-name="P2"><text:span text:style-name="T8"><text:tab/>Menu</text:span></text:p>
      <text:p text:style-name="P2"><text:span text:style-name="T8"><text:tab/>*****</text:span></text:p>
      <text:p text:style-name="P2"><text:span text:style-name="T8">1 - Integer Stack</text:span></text:p>
      <text:p text:style-name="P2"><text:span text:style-name="T8">2 - Double Stack</text:span></text:p>
      <text:p text:style-name="P2"><text:span text:style-name="T8">3 - String Stack</text:span></text:p>
      <text:p text:style-name="P2"><text:span text:style-name="T8">4 - Exit</text:span></text:p>
      <text:p text:style-name="P2"><text:soft-page-break/><text:span text:style-name="T8">Enter your choice: 1</text:span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1</text:span></text:p>
      <text:p text:style-name="P2"><text:span text:style-name="T8">Enter the value to push:4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1</text:span></text:p>
      <text:p text:style-name="P2"><text:span text:style-name="T8">Enter the value to push:9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1</text:span></text:p>
      <text:p text:style-name="P2"><text:span text:style-name="T8">Enter the value to push:6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1</text:span></text:p>
      <text:p text:style-name="P2"><text:span text:style-name="T8">Enter the value to push:30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3</text:span></text:p>
      <text:p text:style-name="P2"><text:span text:style-name="T8"/></text:p>
      <text:p text:style-name="P2"><text:soft-page-break/><text:span text:style-name="T8">The Elements are :</text:span></text:p>
      <text:p text:style-name="P2"><text:span text:style-name="T8">30 </text:span></text:p>
      <text:p text:style-name="P2"><text:span text:style-name="T8">6 </text:span></text:p>
      <text:p text:style-name="P2"><text:span text:style-name="T8">9 </text:span></text:p>
      <text:p text:style-name="P2"><text:span text:style-name="T8">4 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2</text:span></text:p>
      <text:p text:style-name="P2"><text:span text:style-name="T8">Value Popped: 30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3</text:span></text:p>
      <text:p text:style-name="P2"><text:span text:style-name="T8"/></text:p>
      <text:p text:style-name="P2"><text:span text:style-name="T8">The Elements are :</text:span></text:p>
      <text:p text:style-name="P2"><text:span text:style-name="T8">6 </text:span></text:p>
      <text:p text:style-name="P2"><text:span text:style-name="T8">9 </text:span></text:p>
      <text:p text:style-name="P2"><text:span text:style-name="T8">4 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4</text:span></text:p>
      <text:p text:style-name="P2"><text:span text:style-name="T8"><text:tab/>Menu</text:span></text:p>
      <text:p text:style-name="P2"><text:span text:style-name="T8"><text:tab/>*****</text:span></text:p>
      <text:p text:style-name="P2"><text:span text:style-name="T8">1 - Integer Stack</text:span></text:p>
      <text:p text:style-name="P2"><text:span text:style-name="T8">2 - Double Stack</text:span></text:p>
      <text:p text:style-name="P2"><text:span text:style-name="T8">3 - String Stack</text:span></text:p>
      <text:p text:style-name="P2"><text:span text:style-name="T8">4 - Exit</text:span></text:p>
      <text:p text:style-name="P2"><text:span text:style-name="T8">Enter your choice: 2</text:span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oft-page-break/><text:span text:style-name="T8">4 - Back</text:span></text:p>
      <text:p text:style-name="P2"><text:span text:style-name="T8">Enter your choice: </text:span></text:p>
      <text:p text:style-name="P2"><text:span text:style-name="T8">1</text:span></text:p>
      <text:p text:style-name="P2"><text:span text:style-name="T8">Enter the value to push: 56.89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1</text:span></text:p>
      <text:p text:style-name="P2"><text:span text:style-name="T8">Enter the value to push: 13.45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1</text:span></text:p>
      <text:p text:style-name="P2"><text:span text:style-name="T8">Enter the value to push: 33.33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1</text:span></text:p>
      <text:p text:style-name="P2"><text:span text:style-name="T8">Enter the value to push: 90.77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3</text:span></text:p>
      <text:p text:style-name="P2"><text:span text:style-name="T8"/></text:p>
      <text:p text:style-name="P2"><text:span text:style-name="T8">The Elements are :</text:span></text:p>
      <text:p text:style-name="P2"><text:span text:style-name="T8">90.77 </text:span></text:p>
      <text:p text:style-name="P2"><text:span text:style-name="T8">33.33 </text:span></text:p>
      <text:p text:style-name="P2"><text:span text:style-name="T8">13.45 </text:span></text:p>
      <text:p text:style-name="P2"><text:soft-page-break/><text:span text:style-name="T8">56.89 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2</text:span></text:p>
      <text:p text:style-name="P2"><text:span text:style-name="T8">Value Popped: 90.77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3</text:span></text:p>
      <text:p text:style-name="P2"><text:span text:style-name="T8"/></text:p>
      <text:p text:style-name="P2"><text:span text:style-name="T8">The Elements are :</text:span></text:p>
      <text:p text:style-name="P2"><text:span text:style-name="T8">33.33 </text:span></text:p>
      <text:p text:style-name="P2"><text:span text:style-name="T8">13.45 </text:span></text:p>
      <text:p text:style-name="P2"><text:span text:style-name="T8">56.89 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4</text:span></text:p>
      <text:p text:style-name="P2"><text:span text:style-name="T8"><text:tab/>Menu</text:span></text:p>
      <text:p text:style-name="P2"><text:span text:style-name="T8"><text:tab/>*****</text:span></text:p>
      <text:p text:style-name="P2"><text:span text:style-name="T8">1 - Integer Stack</text:span></text:p>
      <text:p text:style-name="P2"><text:span text:style-name="T8">2 - Double Stack</text:span></text:p>
      <text:p text:style-name="P2"><text:span text:style-name="T8">3 - String Stack</text:span></text:p>
      <text:p text:style-name="P2"><text:span text:style-name="T8">4 - Exit</text:span></text:p>
      <text:p text:style-name="P2"><text:span text:style-name="T8">Enter your choice: 3</text:span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1</text:span></text:p>
      <text:p text:style-name="P2"><text:span text:style-name="T8">Enter the value to push: red</text:span></text:p>
      <text:p text:style-name="P2"><text:soft-page-break/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1</text:span></text:p>
      <text:p text:style-name="P2"><text:span text:style-name="T8">Enter the value to push: pink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1</text:span></text:p>
      <text:p text:style-name="P2"><text:span text:style-name="T8">Enter the value to push: grey 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1</text:span></text:p>
      <text:p text:style-name="P2"><text:span text:style-name="T8">Enter the value to push: black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pan text:style-name="T8">2</text:span></text:p>
      <text:p text:style-name="P2"><text:span text:style-name="T8">String Popped: black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</text:span></text:p>
      <text:p text:style-name="P2"><text:soft-page-break/><text:span text:style-name="T8">3</text:span></text:p>
      <text:p text:style-name="P2"><text:span text:style-name="T8"/></text:p>
      <text:p text:style-name="P2"><text:span text:style-name="T8">The Elements are :</text:span></text:p>
      <text:p text:style-name="P2"><text:span text:style-name="T8">grey </text:span></text:p>
      <text:p text:style-name="P2"><text:span text:style-name="T8">pink </text:span></text:p>
      <text:p text:style-name="P2"><text:span text:style-name="T8">red </text:span></text:p>
      <text:p text:style-name="P2"><text:span text:style-name="T8"/></text:p>
      <text:p text:style-name="P2"><text:span text:style-name="T8">----------------------------</text:span></text:p>
      <text:p text:style-name="P2"><text:span text:style-name="T8"/></text:p>
      <text:p text:style-name="P2"><text:span text:style-name="T8">1 - Push</text:span></text:p>
      <text:p text:style-name="P2"><text:span text:style-name="T8">2 - Pop</text:span></text:p>
      <text:p text:style-name="P2"><text:span text:style-name="T8">3 - Display</text:span></text:p>
      <text:p text:style-name="P2"><text:span text:style-name="T8">4 - Back</text:span></text:p>
      <text:p text:style-name="P2"><text:span text:style-name="T8">Enter your choice: 4</text:span></text:p>
      <text:p text:style-name="P2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0:43:31.710440177</meta:creation-date>
    <dc:date>2019-09-27T10:53:20.706280901</dc:date>
    <meta:editing-duration>PT9M50S</meta:editing-duration>
    <meta:editing-cycles>1</meta:editing-cycles>
    <meta:document-statistic meta:table-count="0" meta:image-count="0" meta:object-count="0" meta:page-count="8" meta:paragraph-count="288" meta:word-count="727" meta:character-count="3583" meta:non-whitespace-character-count="3009"/>
    <meta:generator>LibreOffice/5.1.6.2$Linux_X86_64 LibreOffice_project/10m0$Build-2</meta:generator>
  </office:meta>
</office:document-meta>
</file>